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65cm" fo:min-width="2.9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3.45cm" fo:min-width="2.9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65cm" fo:min-width="2.5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4.395cm" fo:min-width="2.5cm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65cm" fo:min-width="2.6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85cm" fo:min-width="4.345cm" fo:padding-top="0.175cm" fo:padding-bottom="0.175cm" fo:padding-left="0.3cm" fo:padding-right="0.3cm"/>
      <style:paragraph-properties style:writing-mode="lr-tb"/>
    </style:style>
    <style:style style:name="gr8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65cm" fo:min-width="3.5cm" fo:padding-top="0.175cm" fo:padding-bottom="0.175cm" fo:padding-left="0.3cm" fo:padding-right="0.3cm"/>
      <style:paragraph-properties style:writing-mode="lr-tb"/>
    </style:style>
    <style:style style:name="gr9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3.05cm" fo:min-width="3.5cm" fo:padding-top="0.175cm" fo:padding-bottom="0.175cm" fo:padding-left="0.3cm" fo:padding-right="0.3cm"/>
      <style:paragraph-properties style:writing-mode="lr-tb"/>
    </style:style>
    <style:style style:name="gr10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45cm" fo:min-width="3.5cm" fo:padding-top="0.175cm" fo:padding-bottom="0.175cm" fo:padding-left="0.3cm" fo:padding-right="0.3cm"/>
      <style:paragraph-properties style:writing-mode="lr-tb"/>
    </style:style>
    <style:style style:name="gr1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35cm" fo:min-width="3.5cm" fo:padding-top="0.175cm" fo:padding-bottom="0.175cm" fo:padding-left="0.3cm" fo:padding-right="0.3cm"/>
      <style:paragraph-properties style:writing-mode="lr-tb"/>
    </style:style>
    <style:style style:name="gr1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75cm" fo:min-width="2.9cm" fo:padding-top="0.175cm" fo:padding-bottom="0.175cm" fo:padding-left="0.3cm" fo:padding-right="0.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  <style:text-properties fo:font-size="10pt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root scheme" draw:style-name="dp1" draw:master-page-name="Výchozí">
        <draw:custom-shape draw:style-name="gr1" draw:text-style-name="P2" draw:layer="layout" svg:width="3.5cm" svg:height="1cm" svg:x="1.4cm" svg:y="1.755cm">
          <text:p text:style-name="P1">user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3.8cm" svg:x="1.4cm" svg:y="2.755cm">
          <text:p text:style-name="P1">id</text:p>
          <text:p text:style-name="P1">nick</text:p>
          <text:p text:style-name="P1">name</text:p>
          <text:p text:style-name="P1">password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cm" svg:height="1cm" svg:x="8.9cm" svg:y="1.355cm">
          <text:p text:style-name="P1">devices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cm" svg:height="4.745cm" svg:x="8.9cm" svg:y="2.355cm">
          <text:p text:style-name="P1">id</text:p>
          <text:p text:style-name="P1">name</text:p>
          <text:p text:style-name="P1">key</text:p>
          <text:p text:style-name="P1">id_str</text:p>
          <text:p text:style-name="P1">user id</text:p>
          <text:p text:style-name="P1">type id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8.626cm" svg:y1="5.871cm" svg:x2="5.092cm" svg:y2="3.469cm" svg:d="M8626 5871h-1767v-2402h-1767" svg:viewBox="0 0 3535 2403">
          <text:p/>
        </draw:connector>
        <draw:custom-shape draw:style-name="gr6" draw:text-style-name="P2" draw:layer="layout" svg:width="3.2cm" svg:height="1cm" svg:x="16.6cm" svg:y="1.745cm">
          <text:p text:style-name="P1">devic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945cm" svg:height="3.2cm" draw:transform="rotate (-1.5707963267949) translate (19.8cm 2.755cm)">
          <text:p text:style-name="P1">content depend</text:p>
          <text:p text:style-name="P1">on type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6.316cm" svg:y1="2.288cm" svg:x2="12.209cm" svg:y2="4.465cm" svg:d="M16316 2288h-2053v2177h-2054" svg:viewBox="0 0 4108 2178">
          <text:p/>
        </draw:connector>
        <draw:custom-shape draw:style-name="gr8" draw:text-style-name="P2" draw:layer="layout" svg:width="4.1cm" svg:height="1cm" svg:x="22.1cm" svg:y="11.7cm">
          <text:p text:style-name="P1">key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1cm" svg:height="3.4cm" svg:x="22.1cm" svg:y="12.7cm">
          <text:p text:style-name="P1">Id</text:p>
          <text:p text:style-name="P1">temperature</text:p>
          <text:p text:style-name="P1">humidity</text:p>
          <text:p text:style-name="P1">timestamp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4.1cm" svg:height="0.8cm" svg:x="22.1cm" svg:y="10.9cm">
          <text:p text:style-name="P4"><text:span text:style-name="T1">type: th_simpl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1cm" svg:height="1cm" svg:x="17.4cm" svg:y="11.7cm">
          <text:p text:style-name="P1">key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4.1cm" svg:height="2.7cm" svg:x="17.4cm" svg:y="12.7cm">
          <text:p text:style-name="P1">Id</text:p>
          <text:p text:style-name="P1">temperature</text:p>
          <text:p text:style-name="P1">timestamp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4.1cm" svg:height="0.8cm" svg:x="17.4cm" svg:y="10.9cm">
          <text:p text:style-name="P4"><text:span text:style-name="T1">type: t_simp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1cm" svg:x="1.4cm" svg:y="7.2cm">
          <text:p text:style-name="P1">types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5cm" svg:height="3.1cm" svg:x="1.4cm" svg:y="8.2cm">
          <text:p text:style-name="P1">id</text:p>
          <text:p text:style-name="P1">name</text:p>
          <text:p text:style-name="P1">description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8.634cm" svg:y1="6.502cm" svg:x2="5.181cm" svg:y2="9.068cm" svg:d="M8634 6502h-1726v2566h-1727" svg:viewBox="0 0 3454 2567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0" draw:border="0%"/>
    <draw:gradient draw:name="S_20_výplní" draw:display-name="S výplní" draw:style="linear" draw:start-color="#ffffff" draw:end-color="#cccccc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2-15T08:07:50.880000000</meta:creation-date>
    <dc:date>2020-12-15T16:18:42.002000000</dc:date>
    <meta:editing-duration>PT1H47M42S</meta:editing-duration>
    <meta:editing-cycles>1</meta:editing-cycles>
    <meta:generator>LibreOffice/6.3.5.2$Windows_X86_64 LibreOffice_project/dd0751754f11728f69b42ee2af66670068624673</meta:generator>
    <meta:document-statistic meta:object-count="17"/>
  </office:meta>
</office:document-meta>
</file>